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rievePayLoadInterceptor.RetrievePayLoad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PayLoadInterceptor.handleMessage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trievePayLoadInterceptor.findBody( Message message , XMLStreamReader xmlRe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